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2" style:family="paragraph" style:parent-style-name="Standard">
      <style:paragraph-properties style:line-height-at-least="0.198in"/>
      <style:text-properties fo:color="#000000" style:font-name="monospace" fo:font-size="10.5pt" fo:font-weight="normal" officeooo:paragraph-rsid="001b0f6e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monospace" fo:font-size="10.5pt" fo:font-weight="normal" officeooo:paragraph-rsid="001f4492" fo:background-color="#fffffe"/>
    </style:style>
    <style:style style:name="P4" style:family="paragraph" style:parent-style-name="Standard">
      <style:paragraph-properties style:line-height-at-least="0.198in"/>
      <style:text-properties fo:color="#000000" style:font-name="monospace" fo:font-size="10.5pt" fo:font-weight="normal" officeooo:paragraph-rsid="00207580" fo:background-color="#fffffe"/>
    </style:style>
    <style:style style:name="P5" style:family="paragraph" style:parent-style-name="Standard" style:list-style-name="L2">
      <style:paragraph-properties style:line-height-at-least="0.198in"/>
      <style:text-properties fo:color="#000000" style:font-name="monospace" fo:font-size="10.5pt" fo:font-weight="normal" officeooo:rsid="00197400" officeooo:paragraph-rsid="00197400" fo:background-color="#fffffe"/>
    </style:style>
    <style:style style:name="P6" style:family="paragraph" style:parent-style-name="Standard" style:list-style-name="L3">
      <style:paragraph-properties style:line-height-at-least="0.198in"/>
      <style:text-properties fo:color="#000000" style:font-name="monospace" fo:font-size="10.5pt" fo:font-weight="normal" officeooo:rsid="001a2d2d" officeooo:paragraph-rsid="001a2d2d" fo:background-color="#fffffe"/>
    </style:style>
    <style:style style:name="P7" style:family="paragraph" style:parent-style-name="Standard" style:list-style-name="L1">
      <style:text-properties officeooo:rsid="0018c705" officeooo:paragraph-rsid="0018c705"/>
    </style:style>
    <style:style style:name="P8" style:family="paragraph" style:parent-style-name="Standard">
      <style:text-properties officeooo:rsid="0018c705" officeooo:paragraph-rsid="0018c705"/>
    </style:style>
    <style:style style:name="P9" style:family="paragraph" style:parent-style-name="Standard">
      <style:text-properties officeooo:rsid="001b7d0c" officeooo:paragraph-rsid="001b7d0c"/>
    </style:style>
    <style:style style:name="P10" style:family="paragraph" style:parent-style-name="Standard" style:list-style-name="L4">
      <style:text-properties fo:font-variant="normal" fo:text-transform="none" fo:color="#212121" style:font-name="monospace1" fo:font-size="10.5pt" fo:letter-spacing="normal" fo:font-style="normal" fo:font-weight="normal" officeooo:rsid="001b7d0c" officeooo:paragraph-rsid="001b7d0c"/>
    </style:style>
    <style:style style:name="T1" style:family="text">
      <style:text-properties fo:color="#09885a"/>
    </style:style>
    <style:style style:name="T2" style:family="text">
      <style:text-properties officeooo:rsid="001b0f6e"/>
    </style:style>
    <style:style style:name="T3" style:family="text">
      <style:text-properties officeooo:rsid="001f4492"/>
    </style:style>
    <style:style style:name="T4" style:family="text">
      <style:text-properties officeooo:rsid="00207580"/>
    </style:style>
    <style:style style:name="T5" style:family="text">
      <style:text-properties officeooo:rsid="00225f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q = test_set[<text:span text:style-name="T2">8</text:span>]</text:p>
      <text:p text:style-name="P2">seq = test_set[<text:span text:style-name="T1">10</text:span>]</text:p>
      <text:p text:style-name="P1">seq = test_set[14]</text:p>
      <text:p text:style-name="P3">seq = test_set[<text:span text:style-name="T3">61</text:span>]</text:p>
      <text:p text:style-name="P3">seq = test_set[<text:span text:style-name="T3">64</text:span>]</text:p>
      <text:p text:style-name="P4">seq = test_set[<text:span text:style-name="T4">75</text:span>], <text:span text:style-name="T5">[80], [91]</text:span> – <text:span text:style-name="T4">very good</text:span></text:p>
      <text:list xml:id="list890978470" text:style-name="L2">
        <text:list-item>
          <text:p text:style-name="P5">re-ranker performs better</text:p>
        </text:list-item>
      </text:list>
      <text:p text:style-name="P1"/>
      <text:p text:style-name="P1">seq = test_set[<text:span text:style-name="T1">12</text:span>]</text:p>
      <text:list xml:id="list742263407" text:style-name="L3">
        <text:list-item>
          <text:p text:style-name="P6">Labeled answer is bad</text:p>
        </text:list-item>
      </text:list>
      <text:p text:style-name="P1"/>
      <text:p text:style-name="P1">seq = test_set[<text:span text:style-name="T1">28</text:span>]</text:p>
      <text:p text:style-name="Standard"/>
      <text:list xml:id="list1569180306" text:style-name="L1">
        <text:list-item>
          <text:p text:style-name="P7">Answer is correct, but not labeled</text:p>
        </text:list-item>
      </text:list>
      <text:p text:style-name="P8"/>
      <text:p text:style-name="P9">list of sample questions:</text:p>
      <text:list xml:id="list548768549" text:style-name="L4">
        <text:list-item>
          <text:p text:style-name="P10">Getting financial advice: Accountant vs. Investment Adviser vs. Internet/self-taught?</text:p>
        </text:list-item>
        <text:list-item>
          <text:p text:style-name="P10">Are individual allowed to use accrual based accounting for federal income tax?</text:p>
        </text:list-item>
        <text:list-item>
          <text:p text:style-name="P10">What are 'business fundamentals'?</text:p>
        </text:list-item>
        <text:list-item>
          <text:p text:style-name="P10">How would IRS treat reimbursement in a later year of moving expenses?</text:p>
        </text:list-item>
        <text:list-item>
          <text:p text:style-name="P10">Can I claim mileage for traveling to a contract position?</text:p>
        </text:list-item>
        <text:list-item>
          <text:p text:style-name="P10">Tax planning for Indian TDS on international payments</text:p>
        </text:list-item>
        <text:list-item>
          <text:p text:style-name="P10">Should a retail trader bother about reading SEC filings</text:p>
        </text:list-item>
        <text:list-item>
          <text:p text:style-name="P10">Why are American Express cards are not as popular as Visa or MasterCard?</text:p>
        </text:list-item>
        <text:list-item>
          <text:p text:style-name="P10">Why do companies have a fiscal year different from the calendar year?</text:p>
        </text:list-item>
        <text:list-item>
          <text:p text:style-name="P10">Are credit histories/scores international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2:04:28.969849801</meta:creation-date>
    <dc:date>2020-04-09T12:49:06.531190079</dc:date>
    <meta:editing-duration>PT44M3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51" meta:character-count="898" meta:non-whitespace-character-count="781"/>
  </office:meta>
</office:document-meta>
</file>